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4.05mm"/>
    </style:style>
    <style:style style:name="co2" style:family="table-column">
      <style:table-column-properties fo:break-before="auto" style:column-width="35.1mm"/>
    </style:style>
    <style:style style:name="co3" style:family="table-column">
      <style:table-column-properties fo:break-before="auto" style:column-width="28.1mm"/>
    </style:style>
    <style:style style:name="co4" style:family="table-column">
      <style:table-column-properties fo:break-before="auto" style:column-width="7.71mm"/>
    </style:style>
    <style:style style:name="co5" style:family="table-column">
      <style:table-column-properties fo:break-before="auto" style:column-width="11.54mm"/>
    </style:style>
    <style:style style:name="co6" style:family="table-column">
      <style:table-column-properties fo:break-before="auto" style:column-width="9.63mm"/>
    </style:style>
    <style:style style:name="co7" style:family="table-column">
      <style:table-column-properties fo:break-before="auto" style:column-width="9.4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_with_and_without_W" table:style-name="ta1">
        <table:shapes>
          <draw:frame draw:z-index="0" draw:style-name="gr1" draw:text-style-name="P1" svg:width="207.73mm" svg:height="116.84mm" svg:x="67.31mm" svg:y="14.55mm">
            <draw:object draw:notify-on-update-of-ranges="S_with_and_without_W.B1:S_with_and_without_W.B1 S_with_and_without_W.C1:S_with_and_without_W.N1 S_with_and_without_W.B2:S_with_and_without_W.B2 S_with_and_without_W.C2:S_with_and_without_W.N2 S_with_and_without_W.B3:S_with_and_without_W.B3 S_with_and_without_W.C3:S_with_and_without_W.N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odsumowanie</text:p>
          </table:table-cell>
          <table:table-cell office:value-type="string" calcext:value-type="string">
            <text:p><text:s/>Typ podsumowania </text:p>
          </table:table-cell>
          <table:table-cell office:value-type="string" calcext:value-type="string">
            <text:p>Średnia ważona</text:p>
          </table:table-cell>
          <table:table-cell office:value-type="string" calcext:value-type="string">
            <text:p><text:s/>T1</text:p>
          </table:table-cell>
          <table:table-cell office:value-type="string" calcext:value-type="string">
            <text:p><text:s/>T2</text:p>
          </table:table-cell>
          <table:table-cell office:value-type="string" calcext:value-type="string">
            <text:p><text:s/>T3</text:p>
          </table:table-cell>
          <table:table-cell office:value-type="string" calcext:value-type="string">
            <text:p><text:s/>T4</text:p>
          </table:table-cell>
          <table:table-cell office:value-type="string" calcext:value-type="string">
            <text:p><text:s/>T5</text:p>
          </table:table-cell>
          <table:table-cell office:value-type="string" calcext:value-type="string">
            <text:p><text:s/>T6</text:p>
          </table:table-cell>
          <table:table-cell office:value-type="string" calcext:value-type="string">
            <text:p><text:s/>T7</text:p>
          </table:table-cell>
          <table:table-cell office:value-type="string" calcext:value-type="string">
            <text:p><text:s/>T8</text:p>
          </table:table-cell>
          <table:table-cell office:value-type="string" calcext:value-type="string">
            <text:p><text:s/>T9</text:p>
          </table:table-cell>
          <table:table-cell office:value-type="string" calcext:value-type="string">
            <text:p><text:s/>T10</text:p>
          </table:table-cell>
          <table:table-cell office:value-type="string" calcext:value-type="string">
            <text:p><text:s/>T11</text:p>
          </table:table-cell>
        </table:table-row>
        <table:table-row table:style-name="ro1">
          <table:table-cell office:value-type="string" calcext:value-type="string">
            <text:p>Less than 5000 of people being/having Sex: Male are/have Age: Young</text:p>
          </table:table-cell>
          <table:table-cell office:value-type="string" calcext:value-type="string">
            <text:p><text:s/>Z kwalifikatorem</text:p>
          </table:table-cell>
          <table:table-cell office:value-type="float" office:value="0.922" calcext:value-type="float">
            <text:p>0,922</text:p>
          </table:table-cell>
          <table:table-cell office:value-type="float" office:value="1" calcext:value-type="float">
            <text:p>1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122" calcext:value-type="float">
            <text:p>0,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77" calcext:value-type="float">
            <text:p>0,877</text:p>
          </table:table-cell>
          <table:table-cell office:value-type="float" office:value="1" calcext:value-type="float">
            <text:p>1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 than 5000 are/have Age: Young</text:p>
          </table:table-cell>
          <table:table-cell office:value-type="string" calcext:value-type="string">
            <text:p><text:s/>Bez kwalifikatora</text:p>
          </table:table-cell>
          <table:table-cell office:value-type="float" office:value="0.915" calcext:value-type="float">
            <text:p>0,915</text:p>
          </table:table-cell>
          <table:table-cell office:value-type="float" office:value="1" calcext:value-type="float">
            <text:p>1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126" calcext:value-type="float">
            <text:p>0,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77" calcext:value-type="float">
            <text:p>0,8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6-17T11:53:08.879000000</dc:date>
    <meta:editing-duration>PT51S</meta:editing-duration>
    <meta:editing-cycles>1</meta:editing-cycles>
    <meta:document-statistic meta:table-count="1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74cm" svg:height="11.685cm" xlink:href=".." xlink:type="simple" chart:class="chart:bar" chart:style-name="ch1">
        <chart:legend chart:legend-position="end" svg:x="17.204cm" svg:y="5.288cm" style:legend-expansion="high" chart:style-name="ch2"/>
        <chart:plot-area chart:style-name="ch3" table:cell-range-address="S_with_and_without_W.B1:S_with_and_without_W.N3" chart:data-source-has-labels="both" svg:x="0.415cm" svg:y="0.233cm" svg:width="16.374cm" svg:height="11.219cm">
          <chartooo:coordinate-region svg:x="1.702cm" svg:y="0.233cm" svg:width="15.087cm" svg:height="8.7cm"/>
          <chart:axis chart:dimension="x" chart:name="primary-x" chart:style-name="ch4" chartooo:axis-type="auto">
            <chartooo:date-scale/>
            <chart:categories table:cell-range-address="S_with_and_without_W.C1:S_with_and_without_W.N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_with_and_without_W.C2:S_with_and_without_W.N2" chart:label-cell-address="S_with_and_without_W.B2:S_with_and_without_W.B2" chart:class="chart:bar">
            <chart:data-point chart:repeated="12"/>
          </chart:series>
          <chart:series chart:style-name="ch8" chart:values-cell-range-address="S_with_and_without_W.C3:S_with_and_without_W.N3" chart:label-cell-address="S_with_and_without_W.B3:S_with_and_without_W.B3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ważona</text:p>
                <draw:g>
                  <svg:desc>S_with_and_without_W.C1:S_with_and_without_W.N1</svg:desc>
                </draw:g>
              </table:table-cell>
              <table:table-cell office:value-type="string">
                <text:p> T1</text:p>
              </table:table-cell>
              <table:table-cell office:value-type="string">
                <text:p> T2</text:p>
              </table:table-cell>
              <table:table-cell office:value-type="string">
                <text:p> T3</text:p>
              </table:table-cell>
              <table:table-cell office:value-type="string">
                <text:p> T4</text:p>
              </table:table-cell>
              <table:table-cell office:value-type="string">
                <text:p> T5</text:p>
              </table:table-cell>
              <table:table-cell office:value-type="string">
                <text:p> T6</text:p>
              </table:table-cell>
              <table:table-cell office:value-type="string">
                <text:p> T7</text:p>
              </table:table-cell>
              <table:table-cell office:value-type="string">
                <text:p> T8</text:p>
              </table:table-cell>
              <table:table-cell office:value-type="string">
                <text:p> T9</text:p>
              </table:table-cell>
              <table:table-cell office:value-type="string">
                <text:p> T10</text:p>
              </table:table-cell>
              <table:table-cell office:value-type="string">
                <text:p> T11</text:p>
              </table:table-cell>
            </table:table-row>
          </table:table-header-rows>
          <table:table-rows>
            <table:table-row>
              <table:table-cell office:value-type="string">
                <text:p> Z kwalifikatorem</text:p>
                <draw:g>
                  <svg:desc>S_with_and_without_W.B2:S_with_and_without_W.B2</svg:desc>
                </draw:g>
              </table:table-cell>
              <table:table-cell office:value-type="float" office:value="0.922">
                <text:p>0.922</text:p>
                <draw:g>
                  <svg:desc>S_with_and_without_W.C2:S_with_and_without_W.N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874">
                <text:p>0.874</text:p>
              </table:table-cell>
              <table:table-cell office:value-type="float" office:value="0.122">
                <text:p>0.122</text:p>
              </table:table-cell>
              <table:table-cell office:value-type="float" office:value="0.122">
                <text:p>0.122</text:p>
              </table:table-cell>
              <table:table-cell office:value-type="float" office:value="1">
                <text:p>1</text:p>
              </table:table-cell>
              <table:table-cell office:value-type="float" office:value="0.877">
                <text:p>0.877</text:p>
              </table:table-cell>
              <table:table-cell office:value-type="float" office:value="0.877">
                <text:p>0.877</text:p>
              </table:table-cell>
              <table:table-cell office:value-type="float" office:value="1">
                <text:p>1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Bez kwalifikatora</text:p>
                <draw:g>
                  <svg:desc>S_with_and_without_W.B3:S_with_and_without_W.B3</svg:desc>
                </draw:g>
              </table:table-cell>
              <table:table-cell office:value-type="float" office:value="0.915">
                <text:p>0.915</text:p>
                <draw:g>
                  <svg:desc>S_with_and_without_W.C3:S_with_and_without_W.N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874">
                <text:p>0.874</text:p>
              </table:table-cell>
              <table:table-cell office:value-type="float" office:value="0.126">
                <text:p>0.126</text:p>
              </table:table-cell>
              <table:table-cell office:value-type="float" office:value="0.126">
                <text:p>0.126</text:p>
              </table:table-cell>
              <table:table-cell office:value-type="float" office:value="1">
                <text:p>1</text:p>
              </table:table-cell>
              <table:table-cell office:value-type="float" office:value="0.877">
                <text:p>0.877</text:p>
              </table:table-cell>
              <table:table-cell office:value-type="float" office:value="0.877">
                <text:p>0.8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